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76a2" officeooo:paragraph-rsid="001a76a2"/>
    </style:style>
    <style:style style:name="P2" style:family="paragraph" style:parent-style-name="Standard">
      <style:text-properties officeooo:rsid="001c274c" officeooo:paragraph-rsid="001c274c"/>
    </style:style>
    <style:style style:name="P3" style:family="paragraph" style:parent-style-name="Standard">
      <style:text-properties officeooo:rsid="001d6da4" officeooo:paragraph-rsid="001d6da4"/>
    </style:style>
    <style:style style:name="P4" style:family="paragraph" style:parent-style-name="Standard">
      <style:text-properties officeooo:rsid="001a76a2" officeooo:paragraph-rsid="001a76a2"/>
    </style:style>
    <style:style style:name="P5" style:family="paragraph" style:parent-style-name="Standard">
      <style:text-properties officeooo:rsid="001c274c" officeooo:paragraph-rsid="001c274c"/>
    </style:style>
    <style:style style:name="P6" style:family="paragraph" style:parent-style-name="Standard">
      <style:text-properties officeooo:rsid="001fcd9f" officeooo:paragraph-rsid="001fcd9f"/>
    </style:style>
    <style:style style:name="P7" style:family="paragraph" style:parent-style-name="Standard">
      <style:text-properties officeooo:rsid="002002a0" officeooo:paragraph-rsid="002002a0"/>
    </style:style>
    <style:style style:name="P8" style:family="paragraph" style:parent-style-name="Heading_20_2">
      <style:text-properties officeooo:rsid="001c274c" officeooo:paragraph-rsid="001c274c"/>
    </style:style>
    <style:style style:name="P9" style:family="paragraph" style:parent-style-name="Text_20_body">
      <style:text-properties officeooo:rsid="001c274c" officeooo:paragraph-rsid="001c274c"/>
    </style:style>
    <style:style style:name="T1" style:family="text">
      <style:text-properties officeooo:rsid="001c274c"/>
    </style:style>
    <style:style style:name="T2" style:family="text">
      <style:text-properties officeooo:rsid="002002a0"/>
    </style:style>
    <style:style style:name="T3" style:family="text">
      <style:text-properties officeooo:rsid="002045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14CS017 </text:p>
      <text:p text:style-name="P2"/>
      <text:h text:style-name="P8" text:outline-level="2"><text:bookmark text:name="yui_3_13_0_2_1472397454502_207"/>Fast Matrix Multiplier using pthreads on linux</text:h>
      <text:p text:style-name="P9"/>
      <text:p text:style-name="P6"><text:span text:style-name="T2">First of all,m</text:span>y program reads <text:span text:style-name="T2">dimensions of input matrices.Then it dynamically allocates memory them.</text:span></text:p>
      <text:p text:style-name="P7">Similarly, then it allocates memory to thread pool as per user given size.Then it starts each thread with starter function as matrixMul(int ).Now the multithreading starts with <text:s/>each of the entry in the matrix product will be computed by an individual thread. Then any available thread from the pool, instruct it to compute an entry of the product matrix. The thread after doing its task will return back to the pool, and will be available for further work.</text:p>
      <text:p text:style-name="P7"/>
      <text:p text:style-name="P7">Also it joins all of them just after initiating so that process doesn’t exit before completing any one of them.</text:p>
      <text:p text:style-name="P7"/>
      <text:p text:style-name="P7">Features:-</text:p>
      <text:p text:style-name="P7">1) After varying input thread pool size,Initially there is <text:s/>decrease in runtime,then after some interval it starts increasing.</text:p>
      <text:p text:style-name="P7">2) I have implemented printing ‘misMatch’ percent which verifies whether calculated multiplication is right or not.</text:p>
      <text:p text:style-name="P7">3) Used mutex lock/unlock at appropriate time.</text:p>
      <text:p text:style-name="P7">4)Implemented all asked task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8:04:30.560843848</meta:creation-date>
    <dc:date>2016-08-29T00:06:37.805029753</dc:date>
    <meta:editing-duration>PT26M26S</meta:editing-duration>
    <meta:editing-cycles>4</meta:editing-cycles>
    <meta:generator>LibreOffice/5.1.4.2$Linux_X86_64 LibreOffice_project/10m0$Build-2</meta:generator>
    <meta:document-statistic meta:table-count="0" meta:image-count="0" meta:object-count="0" meta:page-count="1" meta:paragraph-count="10" meta:word-count="166" meta:character-count="1051" meta:non-whitespace-character-count="892"/>
  </office:meta>
</office:document-meta>
</file>